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0.15cm" fo:min-width="0.9cm"/>
    </style:style>
    <style:style style:name="gr2" style:family="graphic" style:parent-style-name="standard">
      <style:graphic-properties draw:stroke="none" svg:stroke-color="#000000" draw:marker-start="" draw:fill="solid" draw:fill-color="#ffffff" draw:opacity="100%" draw:opacity-name="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a48989" draw:textarea-horizontal-align="justify" draw:textarea-vertical-align="middle" draw:auto-grow-height="false" fo:min-height="0.15cm" fo:min-width="0.9cm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svg:stroke-width="0.081cm" draw:marker-start="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draw:marker-start-width="0.443cm" draw:marker-end-width="0.443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dddddd" draw:marker-start-width="0.252cm" draw:marker-end-width="0.252cm" draw:fill="solid" draw:fill-color="#dddddd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draw:shadow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.872cm" fo:min-width="0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6cm" fo:min-width="0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-color="#a48989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Kupfer" svg:width="1.4cm" svg:height="0.4cm" svg:x="3.3cm" svg:y="2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Kupfer" svg:width="1.4cm" svg:height="0.4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Kupfer" svg:width="1.4cm" svg:height="0.4cm" svg:x="6.3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9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3.3cm" svg:y="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6.3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9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3.3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3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3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3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4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4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cm" svg:y="4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4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4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cm" svg:y="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4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4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6.3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Kupfer" svg:width="1.4cm" svg:height="0.4cm" svg:x="4.8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6.3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1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Kupfer" svg:width="1.4cm" svg:height="0.4cm" svg:x="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cm" svg:y="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6.3cm" svg:y="1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5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5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5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5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cm" svg:y="5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5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cm" svg:y="6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cm" svg:y="6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cm" svg:y="6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cm" svg:y="6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cm" svg:y="6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cm" svg:y="6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09cm" svg:y="6.7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09cm" svg:y="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09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9cm" svg:y="6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09cm" svg:y="6.7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09cm" svg:y="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09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9cm" svg:y="6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09cm" svg:y="6.7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09cm" svg:y="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09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9cm" svg:y="6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09cm" svg:y="7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09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09cm" svg:y="7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9cm" svg:y="7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4.809cm" svg:y="7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4.909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409cm" svg:y="7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5.909cm" svg:y="7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6.309cm" svg:y="7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09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09cm" svg:y="7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9cm" svg:y="7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09cm" svg:y="7.7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09cm" svg:y="7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09cm" svg:y="7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9cm" svg:y="7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4.809cm" svg:y="7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09cm" svg:y="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09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9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6.309cm" svg:y="7.7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09cm" svg:y="7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09cm" svg:y="7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9cm" svg:y="7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Kupfer" svg:width="1.4cm" svg:height="0.4cm" svg:x="3.309cm" svg:y="8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3.409cm" svg:y="8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3.909cm" svg:y="8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4.409cm" svg:y="8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4.809cm" svg:y="8.2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09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09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9cm" svg:y="8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Kupfer" svg:width="1.4cm" svg:height="0.4cm" svg:x="6.309cm" svg:y="8.2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Kupfer" svg:width="0.2cm" svg:height="0.2cm" svg:x="6.409cm" svg:y="8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6.909cm" svg:y="8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Kupfer" svg:width="0.2cm" svg:height="0.2cm" svg:x="7.409cm" svg:y="8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3.309cm" svg:y="8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3.409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3.909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4.409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Kupfer" svg:width="1.4cm" svg:height="0.4cm" svg:x="4.809cm" svg:y="8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4.909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409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5.909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Kupfer" svg:width="1.4cm" svg:height="0.4cm" svg:x="6.309cm" svg:y="8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Kupfer" svg:width="0.2cm" svg:height="0.2cm" svg:x="6.409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6.909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Kupfer" svg:width="0.2cm" svg:height="0.2cm" svg:x="7.409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Beschriftung" svg:width="0.659cm" svg:height="0.569cm" svg:x="2.841cm" svg:y="8.231cm">
          <draw:text-box>
            <text:p text:style-name="P5"><text:span text:style-name="T1">5</text:span></text:p>
          </draw:text-box>
        </draw:frame>
        <draw:frame draw:style-name="gr5" draw:text-style-name="P7" draw:layer="Beschriftung" svg:width="0.659cm" svg:height="0.569cm" svg:x="7.501cm" svg:y="8.231cm">
          <draw:text-box>
            <text:p><text:span text:style-name="T1">6</text:span></text:p>
          </draw:text-box>
        </draw:frame>
        <draw:frame draw:style-name="gr5" draw:text-style-name="P7" draw:layer="Beschriftung" svg:width="0.659cm" svg:height="0.569cm" svg:x="7.502cm" svg:y="7.731cm">
          <draw:text-box>
            <text:p><text:span text:style-name="T1">7</text:span></text:p>
          </draw:text-box>
        </draw:frame>
        <draw:frame draw:style-name="gr5" draw:text-style-name="P7" draw:layer="Beschriftung" svg:width="0.659cm" svg:height="0.569cm" svg:x="7.503cm" svg:y="7.231cm">
          <draw:text-box>
            <text:p><text:span text:style-name="T1">8</text:span></text:p>
          </draw:text-box>
        </draw:frame>
        <draw:frame draw:style-name="gr5" draw:text-style-name="P7" draw:layer="Beschriftung" svg:width="0.659cm" svg:height="0.569cm" svg:x="7.504cm" svg:y="6.731cm">
          <draw:text-box>
            <text:p><text:span text:style-name="T1">9</text:span></text:p>
          </draw:text-box>
        </draw:frame>
        <draw:frame draw:style-name="gr5" draw:text-style-name="P7" draw:layer="Beschriftung" svg:width="0.815cm" svg:height="0.569cm" svg:x="7.505cm" svg:y="6.231cm">
          <draw:text-box>
            <text:p><text:span text:style-name="T1">10</text:span></text:p>
          </draw:text-box>
        </draw:frame>
        <draw:frame draw:style-name="gr5" draw:text-style-name="P7" draw:layer="Beschriftung" svg:width="1.48cm" svg:height="0.569cm" svg:x="7.506cm" svg:y="5.731cm">
          <draw:text-box>
            <text:p><text:span text:style-name="T1">11</text:span><text:span text:style-name="T1">/S</text:span><text:span text:style-name="T1">D</text:span><text:span text:style-name="T1">A</text:span></text:p>
          </draw:text-box>
        </draw:frame>
        <draw:frame draw:style-name="gr5" draw:text-style-name="P7" draw:layer="Beschriftung" svg:width="1.446cm" svg:height="0.569cm" svg:x="7.507cm" svg:y="5.231cm">
          <draw:text-box>
            <text:p><text:span text:style-name="T1">12</text:span><text:span text:style-name="T1">/S</text:span><text:span text:style-name="T1">C</text:span><text:span text:style-name="T1">L</text:span></text:p>
          </draw:text-box>
        </draw:frame>
        <draw:frame draw:style-name="gr5" draw:text-style-name="P7" draw:layer="Beschriftung" svg:width="0.815cm" svg:height="0.569cm" svg:x="7.508cm" svg:y="4.731cm">
          <draw:text-box>
            <text:p><text:span text:style-name="T1">13</text:span></text:p>
          </draw:text-box>
        </draw:frame>
        <draw:frame draw:style-name="gr5" draw:text-style-name="P7" draw:layer="Beschriftung" svg:width="0.815cm" svg:height="0.569cm" svg:x="7.509cm" svg:y="4.231cm">
          <draw:text-box>
            <text:p><text:span text:style-name="T1">14</text:span></text:p>
          </draw:text-box>
        </draw:frame>
        <draw:frame draw:style-name="gr5" draw:text-style-name="P7" draw:layer="Beschriftung" svg:width="1.243cm" svg:height="0.569cm" svg:x="7.51cm" svg:y="3.731cm">
          <draw:text-box>
            <text:p><text:span text:style-name="T1">R</text:span><text:span text:style-name="T1">e</text:span><text:span text:style-name="T1">s</text:span><text:span text:style-name="T1">et</text:span></text:p>
          </draw:text-box>
        </draw:frame>
        <draw:frame draw:style-name="gr5" draw:text-style-name="P7" draw:layer="Beschriftung" svg:width="1.129cm" svg:height="0.569cm" svg:x="7.511cm" svg:y="3.231cm">
          <draw:text-box>
            <text:p><text:span text:style-name="T1">GN</text:span><text:span text:style-name="T1">D</text:span></text:p>
          </draw:text-box>
        </draw:frame>
        <draw:frame draw:style-name="gr5" draw:text-style-name="P7" draw:layer="Beschriftung" svg:width="1.086cm" svg:height="0.569cm" svg:x="7.512cm" svg:y="2.731cm">
          <draw:text-box>
            <text:p><text:span text:style-name="T1">3,3</text:span><text:span text:style-name="T1">V</text:span></text:p>
          </draw:text-box>
        </draw:frame>
        <draw:frame draw:style-name="gr5" draw:text-style-name="P7" draw:layer="Beschriftung" svg:width="0.824cm" svg:height="0.636cm" svg:x="7.513cm" svg:y="2.231cm">
          <draw:text-box>
            <text:p><text:span text:style-name="T1">V</text:span><text:span text:style-name="T2">in</text:span></text:p>
          </draw:text-box>
        </draw:frame>
        <draw:frame draw:style-name="gr5" draw:text-style-name="P7" draw:layer="Beschriftung" svg:width="0.849cm" svg:height="0.569cm" svg:x="7.514cm" svg:y="1.731cm">
          <draw:text-box>
            <text:p><text:span text:style-name="T1">5V</text:span></text:p>
          </draw:text-box>
        </draw:frame>
        <draw:frame draw:style-name="gr5" draw:text-style-name="P6" draw:layer="Beschriftung" svg:width="0.659cm" svg:height="0.569cm" svg:x="2.842cm" svg:y="7.231cm">
          <draw:text-box>
            <text:p text:style-name="P5"><text:span text:style-name="T1">3</text:span></text:p>
          </draw:text-box>
        </draw:frame>
        <draw:frame draw:style-name="gr5" draw:text-style-name="P6" draw:layer="Beschriftung" svg:width="0.659cm" svg:height="0.569cm" svg:x="2.843cm" svg:y="7.732cm">
          <draw:text-box>
            <text:p text:style-name="P5"><text:span text:style-name="T1">4</text:span></text:p>
          </draw:text-box>
        </draw:frame>
        <draw:frame draw:style-name="gr5" draw:text-style-name="P6" draw:layer="Beschriftung" svg:width="0.659cm" svg:height="0.569cm" svg:x="2.843cm" svg:y="6.731cm">
          <draw:text-box>
            <text:p text:style-name="P5"><text:span text:style-name="T1">2</text:span></text:p>
          </draw:text-box>
        </draw:frame>
        <draw:frame draw:style-name="gr5" draw:text-style-name="P6" draw:layer="Beschriftung" svg:width="0.659cm" svg:height="0.569cm" svg:x="2.844cm" svg:y="6.231cm">
          <draw:text-box>
            <text:p text:style-name="P5"><text:span text:style-name="T1">1</text:span></text:p>
          </draw:text-box>
        </draw:frame>
        <draw:frame draw:style-name="gr5" draw:text-style-name="P6" draw:layer="Beschriftung" svg:width="0.659cm" svg:height="0.569cm" svg:x="2.845cm" svg:y="5.731cm">
          <draw:text-box>
            <text:p text:style-name="P5"><text:span text:style-name="T1">0</text:span></text:p>
          </draw:text-box>
        </draw:frame>
        <draw:frame draw:style-name="gr5" draw:text-style-name="P6" draw:layer="Beschriftung" svg:width="0.849cm" svg:height="0.569cm" svg:x="2.651cm" svg:y="5.231cm">
          <draw:text-box>
            <text:p text:style-name="P5"><text:span text:style-name="T1">A6</text:span></text:p>
          </draw:text-box>
        </draw:frame>
        <draw:frame draw:style-name="gr5" draw:text-style-name="P6" draw:layer="Beschriftung" svg:width="0.849cm" svg:height="0.569cm" svg:x="2.647cm" svg:y="4.731cm">
          <draw:text-box>
            <text:p text:style-name="P5"><text:span text:style-name="T1">A5</text:span></text:p>
          </draw:text-box>
        </draw:frame>
        <draw:frame draw:style-name="gr5" draw:text-style-name="P6" draw:layer="Beschriftung" svg:width="0.849cm" svg:height="0.569cm" svg:x="2.648cm" svg:y="4.231cm">
          <draw:text-box>
            <text:p text:style-name="P5"><text:span text:style-name="T1">A4</text:span></text:p>
          </draw:text-box>
        </draw:frame>
        <draw:frame draw:style-name="gr5" draw:text-style-name="P6" draw:layer="Beschriftung" svg:width="0.849cm" svg:height="0.569cm" svg:x="2.649cm" svg:y="3.731cm">
          <draw:text-box>
            <text:p text:style-name="P5"><text:span text:style-name="T1">A3</text:span></text:p>
          </draw:text-box>
        </draw:frame>
        <draw:frame draw:style-name="gr5" draw:text-style-name="P6" draw:layer="Beschriftung" svg:width="0.849cm" svg:height="0.569cm" svg:x="2.65cm" svg:y="3.231cm">
          <draw:text-box>
            <text:p text:style-name="P5"><text:span text:style-name="T1">A2</text:span></text:p>
          </draw:text-box>
        </draw:frame>
        <draw:frame draw:style-name="gr5" draw:text-style-name="P6" draw:layer="Beschriftung" svg:width="0.849cm" svg:height="0.569cm" svg:x="2.651cm" svg:y="2.731cm">
          <draw:text-box>
            <text:p text:style-name="P5"><text:span text:style-name="T1">A1</text:span></text:p>
          </draw:text-box>
        </draw:frame>
        <draw:frame draw:style-name="gr5" draw:text-style-name="P6" draw:layer="Beschriftung" svg:width="0.849cm" svg:height="0.569cm" svg:x="2.651cm" svg:y="2.231cm">
          <draw:text-box>
            <text:p text:style-name="P5"><text:span text:style-name="T1">A0</text:span></text:p>
          </draw:text-box>
        </draw:frame>
        <draw:frame draw:style-name="gr5" draw:text-style-name="P6" draw:layer="Beschriftung" svg:width="1.133cm" svg:height="0.569cm" svg:x="2.367cm" svg:y="1.731cm">
          <draw:text-box>
            <text:p text:style-name="P5"><text:span text:style-name="T1">ARef</text:span></text:p>
          </draw:text-box>
        </draw:frame>
        <draw:line draw:style-name="gr6" draw:text-style-name="P8" draw:layer="layout" svg:x1="5.5cm" svg:y1="8.5cm" svg:x2="5.5cm" svg:y2="9cm">
          <text:p/>
        </draw:line>
        <draw:line draw:style-name="gr7" draw:text-style-name="P8" draw:layer="layout" svg:x1="4.5cm" svg:y1="9cm" svg:x2="5cm" svg:y2="9cm">
          <text:p/>
        </draw:line>
        <draw:line draw:style-name="gr7" draw:text-style-name="P8" draw:layer="layout" svg:x1="6cm" svg:y1="9cm" svg:x2="6.5cm" svg:y2="9cm">
          <text:p/>
        </draw:line>
        <draw:custom-shape draw:style-name="gr8" draw:text-style-name="P9" draw:layer="layout" svg:width="0.174cm" svg:height="1.2cm" svg:x="5.426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4.552cm" svg:y1="8.448cm" svg:x2="4.977cm" svg:y2="8.024cm">
          <text:p/>
        </draw:line>
        <draw:custom-shape draw:style-name="gr10" draw:text-style-name="P10" draw:layer="layout" svg:width="0.4cm" svg:height="0.2cm" draw:transform="rotate (0.784350965846252) translate (4.552cm 8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6cm" svg:y1="8cm" svg:x2="6cm" svg:y2="8.5cm">
          <text:p/>
        </draw:line>
        <draw:line draw:style-name="gr9" draw:text-style-name="P8" draw:layer="layout" svg:x1="4.537cm" svg:y1="5.957cm" svg:x2="4.947cm" svg:y2="5.547cm">
          <text:p/>
        </draw:line>
        <draw:custom-shape draw:style-name="gr10" draw:text-style-name="P10" draw:layer="layout" svg:width="0.4cm" svg:height="0.2cm" draw:transform="rotate (0.784350965846252) translate (4.523cm 5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Beschriftung" svg:width="0.722cm" svg:height="0.569cm" svg:x="5.5cm" svg:y="6.725cm">
          <draw:text-box>
            <text:p><text:span text:style-name="T1">G</text:span></text:p>
          </draw:text-box>
        </draw:frame>
        <draw:frame draw:style-name="gr11" draw:text-style-name="P7" draw:layer="Beschriftung" svg:width="0.705cm" svg:height="0.569cm" svg:x="5.5cm" svg:y="7.21cm">
          <draw:text-box>
            <text:p><text:span text:style-name="T1">D</text:span></text:p>
          </draw:text-box>
        </draw:frame>
        <draw:frame draw:style-name="gr5" draw:text-style-name="P7" draw:layer="Beschriftung" svg:width="0.693cm" svg:height="0.569cm" svg:x="5.501cm" svg:y="7.672cm">
          <draw:text-box>
            <text:p><text:span text:style-name="T1">S</text:span></text:p>
          </draw:text-box>
        </draw:frame>
        <draw:custom-shape draw:style-name="gr12" draw:text-style-name="P11" draw:layer="layout" svg:width="0.196cm" svg:height="1.156cm" svg:x="5.207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174cm" svg:height="1.2cm" svg:x="5.427cm" svg:y="4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196cm" svg:height="1.156cm" svg:x="5.208cm" svg:y="4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4cm" svg:y1="8.499cm" svg:x2="4.997cm" svg:y2="7cm">
          <text:p/>
        </draw:line>
        <draw:custom-shape draw:style-name="gr10" draw:text-style-name="P10" draw:layer="layout" svg:width="0.4cm" svg:height="0.2cm" draw:transform="rotate (0.983842099349203) translate (4.304cm 7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4cm" svg:y1="6.001cm" svg:x2="4.997cm" svg:y2="4.502cm">
          <text:p/>
        </draw:line>
        <draw:custom-shape draw:style-name="gr10" draw:text-style-name="P10" draw:layer="layout" svg:width="0.4cm" svg:height="0.2cm" draw:transform="rotate (0.983842099349203) translate (4.304cm 5.3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3" draw:text-style-name="P8" draw:layer="layout" svg:width="1.767cm" svg:height="1.06cm" draw:transform="rotate (0.785398163397448) translate (5.25cm 4.75cm)" svg:viewBox="0 0 1768 1061" svg:d="M0 1061c849 0 1768-1061 1768-1061">
          <text:p/>
        </draw:path>
        <draw:line draw:style-name="gr7" draw:text-style-name="P8" draw:layer="layout" svg:x1="6cm" svg:y1="3cm" svg:x2="6.5cm" svg:y2="3cm">
          <text:p/>
        </draw:line>
        <draw:line draw:style-name="gr6" draw:text-style-name="P8" draw:layer="layout" svg:x1="5.5cm" svg:y1="2.5cm" svg:x2="5.5cm" svg:y2="3cm">
          <text:p/>
        </draw:line>
        <draw:line draw:style-name="gr6" draw:text-style-name="P8" draw:layer="layout" svg:x1="6cm" svg:y1="2cm" svg:x2="6cm" svg:y2="2.5cm">
          <text:p/>
        </draw:line>
        <draw:path draw:style-name="gr9" draw:text-style-name="P8" draw:layer="layout" svg:width="2.193cm" svg:height="2.129cm" draw:transform="rotate (0.96010562152208) translate (4.24185251946755cm 3.79748844457814cm)" svg:viewBox="0 0 2194 2130" svg:d="M0 2130c682-394 1849-1561 2194-2130">
          <text:p/>
        </draw:path>
        <draw:g>
          <draw:custom-shape draw:style-name="gr14" draw:text-style-name="P12" draw:layer="layout" svg:width="0.2cm" svg:height="0.2cm" svg:x="5.828cm" svg:y="3.68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9" draw:text-style-name="P8" draw:layer="layout" svg:width="0.09cm" svg:height="0.199cm" draw:transform="rotate (1.5707963267949) translate (5.828cm 3.73cm)" svg:viewBox="0 0 91 200" draw:points="91,0 43,0 43,200 0,200">
            <text:p/>
          </draw:polyline>
        </draw:g>
        <draw:path draw:style-name="gr9" draw:text-style-name="P8" draw:layer="layout" svg:width="3.095cm" svg:height="3.42cm" draw:transform="rotate (0.96010562152208) translate (3.20693298474361cm 5.53700034784861cm)" svg:viewBox="0 0 3096 3421" svg:d="M0 3421c843-562 3137-2518 3096-3421">
          <text:p/>
        </draw:path>
        <draw:g>
          <draw:custom-shape draw:style-name="gr14" draw:text-style-name="P12" draw:layer="layout" svg:width="0.2cm" svg:height="0.2cm" svg:x="5.811cm" svg:y="5.86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9" draw:text-style-name="P8" draw:layer="layout" svg:width="0.09cm" svg:height="0.199cm" draw:transform="rotate (1.5707963267949) translate (5.811cm 5.909cm)" svg:viewBox="0 0 91 200" draw:points="91,0 43,0 43,200 0,200">
            <text:p/>
          </draw:polyline>
        </draw:g>
        <draw:custom-shape draw:style-name="gr15" draw:text-style-name="P8" draw:layer="Kupfer" svg:width="0.7cm" svg:height="0.7cm" svg:x="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Kupfer" svg:x1="1.4cm" svg:y1="5.5cm" svg:x2="1.9cm" svg:y2="6cm">
          <text:p/>
        </draw:line>
        <draw:line draw:style-name="gr9" draw:text-style-name="P8" draw:layer="Kupfer" svg:x1="1.9cm" svg:y1="5.5cm" svg:x2="1.4cm" svg:y2="6cm">
          <text:p/>
        </draw:line>
        <draw:path draw:style-name="gr16" draw:text-style-name="P8" draw:layer="Kupfer" svg:width="3.299cm" svg:height="1.399cm" draw:transform="rotate (-3.14159265358979) translate (5cm 7.5cm)" svg:viewBox="0 0 3300 1400" svg:d="M0 0c2300 0 3300 1000 3300 1400">
          <text:p/>
        </draw:path>
        <draw:path draw:style-name="gr17" draw:text-style-name="P8" draw:layer="Kupfer" svg:width="3.914cm" svg:height="2.751cm" draw:transform="rotate (1.39853232962306) translate (1.61730659184061cm 5.38561230287052cm)" svg:viewBox="0 0 3915 2752" svg:d="M0 84c2759-480 3658 1190 3915 2668">
          <text:p/>
        </draw:path>
        <draw:custom-shape draw:style-name="gr18" draw:text-style-name="P8" draw:layer="Kupfer" svg:width="0.2cm" svg:height="0.4cm" svg:x="2.2cm" svg:y="4.3cm">
          <text:p/>
          <draw:enhanced-geometry svg:viewBox="0 0 21600 21600" draw:type="rectangle" draw:enhanced-path="M 0 0 L 21600 0 21600 21600 0 21600 0 0 Z N"/>
        </draw:custom-shape>
        <draw:polyline draw:style-name="gr9" draw:text-style-name="P8" draw:layer="Kupfer" svg:width="0.423cm" svg:height="0.423cm" draw:transform="rotate (2.35619449019234) translate (2.1cm 4.8cm)" svg:viewBox="0 0 424 424" draw:points="283,424 424,424 0,0 0,141">
          <text:p/>
        </draw:polyline>
        <draw:path draw:style-name="gr17" draw:text-style-name="P8" draw:layer="Kupfer" svg:width="2.973cm" svg:height="1.368cm" draw:transform="rotate (0.999375529691953) translate (2.24002604710933cm 4.26143825372324cm)" svg:viewBox="0 0 2974 1369" svg:d="M0 71c1087-342 2542 625 2974 1298">
          <text:p/>
        </draw:path>
        <draw:path draw:style-name="gr9" draw:text-style-name="P8" draw:layer="Kupfer" svg:width="2.702cm" svg:height="0.356cm" draw:transform="rotate (-0.211010306566114) translate (2.35700405367796cm 4.43387323710823cm)" svg:viewBox="0 0 2703 357" svg:d="M0 272c63 294 2703-272 2703-272">
          <text:p/>
        </draw:path>
        <draw:frame draw:style-name="gr5" draw:text-style-name="P7" draw:layer="Beschriftung" svg:width="0.722cm" svg:height="0.569cm" svg:x="5.5cm" svg:y="4.231cm">
          <draw:text-box>
            <text:p><text:span text:style-name="T1">G</text:span></text:p>
          </draw:text-box>
        </draw:frame>
        <draw:frame draw:style-name="gr5" draw:text-style-name="P7" draw:layer="Beschriftung" svg:width="0.705cm" svg:height="0.569cm" svg:x="5.501cm" svg:y="4.731cm">
          <draw:text-box>
            <text:p><text:span text:style-name="T1">D</text:span></text:p>
          </draw:text-box>
        </draw:frame>
        <draw:frame draw:style-name="gr5" draw:text-style-name="P7" draw:layer="Beschriftung" svg:width="0.693cm" svg:height="0.569cm" svg:x="5.5cm" svg:y="5.2cm">
          <draw:text-box>
            <text:p><text:span text:style-name="T1">S</text:span></text:p>
          </draw:text-box>
        </draw:frame>
        <draw:frame draw:style-name="gr5" draw:text-style-name="P7" draw:layer="Beschriftung" svg:width="0.849cm" svg:height="0.569cm" svg:x="3.7cm" svg:y="4.931cm">
          <draw:text-box>
            <text:p><text:span text:style-name="T1">1K</text:span></text:p>
          </draw:text-box>
        </draw:frame>
        <draw:frame draw:style-name="gr5" draw:text-style-name="P7" draw:layer="Beschriftung" svg:width="1.162cm" svg:height="0.569cm" svg:x="4.038cm" svg:y="8.3cm">
          <draw:text-box>
            <text:p><text:span text:style-name="T1">100K</text:span></text:p>
          </draw:text-box>
        </draw:frame>
        <draw:frame draw:style-name="gr5" draw:text-style-name="P7" draw:layer="Beschriftung" svg:width="0.849cm" svg:height="0.569cm" svg:x="3.7cm" svg:y="7.431cm">
          <draw:text-box>
            <text:p><text:span text:style-name="T1">1K</text:span></text:p>
          </draw:text-box>
        </draw:frame>
        <draw:frame draw:style-name="gr5" draw:text-style-name="P7" draw:layer="Beschriftung" svg:width="1.162cm" svg:height="0.569cm" svg:x="4.038cm" svg:y="5.831cm">
          <draw:text-box>
            <text:p><text:span text:style-name="T1">100K</text:span></text:p>
          </draw:text-box>
        </draw:frame>
        <draw:frame draw:style-name="gr5" draw:text-style-name="P7" draw:layer="Beschriftung" svg:width="1.819cm" svg:height="0.569cm" svg:x="4.281cm" svg:y="6.5cm">
          <draw:text-box>
            <text:p><text:span text:style-name="T1">I</text:span><text:span text:style-name="T1">R</text:span><text:span text:style-name="T1">L</text:span><text:span text:style-name="T1">U</text:span><text:span text:style-name="T1">1</text:span><text:span text:style-name="T1">2</text:span><text:span text:style-name="T1">0</text:span><text:span text:style-name="T1">N</text:span></text:p>
          </draw:text-box>
        </draw:frame>
        <draw:frame draw:style-name="gr5" draw:text-style-name="P7" draw:layer="Beschriftung" svg:width="1.819cm" svg:height="0.569cm" svg:x="3.9cm" svg:y="3.931cm">
          <draw:text-box>
            <text:p><text:span text:style-name="T1">IR</text:span><text:span text:style-name="T1">LU</text:span><text:span text:style-name="T1">12</text:span><text:span text:style-name="T1">0N</text:span></text:p>
          </draw:text-box>
        </draw:frame>
        <draw:frame draw:style-name="gr5" draw:text-style-name="P7" draw:layer="Beschriftung" svg:width="1.488cm" svg:height="0.569cm" svg:x="4.512cm" svg:y="3.4cm">
          <draw:text-box>
            <text:p><text:span text:style-name="T1">1N</text:span><text:span text:style-name="T1">58</text:span><text:span text:style-name="T1">18</text:span></text:p>
          </draw:text-box>
        </draw:frame>
        <draw:frame draw:style-name="gr5" draw:text-style-name="P7" draw:layer="Beschriftung" svg:width="1.488cm" svg:height="0.569cm" svg:x="5.912cm" svg:y="5.7cm">
          <draw:text-box>
            <text:p><text:span text:style-name="T1">1N5818</text:span></text:p>
          </draw:text-box>
        </draw:frame>
        <draw:path draw:style-name="gr13" draw:text-style-name="P8" draw:layer="layout" svg:width="5.097cm" svg:height="1.734cm" draw:transform="rotate (0.862192650485199) translate (3.68241488266766cm 7.37069297215665cm)" svg:viewBox="0 0 5098 1735" svg:d="M0 1735c2766 0 5098-1735 5098-1735">
          <text:p/>
        </draw:path>
        <draw:custom-shape draw:style-name="gr19" draw:text-style-name="P13" draw:layer="Beschriftung" svg:width="0.2cm" svg:height="0.2cm" svg:x="9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Beschriftung" svg:width="0.2cm" svg:height="0.2cm" svg:x="9.9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Beschriftung" svg:x1="10cm" svg:y1="8.5cm" svg:x2="10.4cm" svg:y2="8.1cm">
          <text:p/>
        </draw:line>
        <draw:custom-shape draw:style-name="gr19" draw:text-style-name="P13" draw:layer="Beschriftung" svg:width="0.2cm" svg:height="0.2cm" svg:x="8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Beschriftung" svg:width="0.2cm" svg:height="0.2cm" svg:x="8.9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Beschriftung" svg:x1="9cm" svg:y1="8.7cm" svg:x2="9.4cm" svg:y2="8.3cm">
          <text:p/>
        </draw:line>
        <draw:path draw:style-name="gr9" draw:text-style-name="P8" draw:layer="Beschriftung" svg:width="2.948cm" svg:height="0.552cm" draw:transform="rotate (2.956238687028) translate (9.89810666868732cm 8.54341305005682cm)" svg:viewBox="0 0 2949 553" svg:d="M0 553c1628 0 2949-553 2949-553">
          <text:p/>
        </draw:path>
        <draw:path draw:style-name="gr9" draw:text-style-name="P8" draw:layer="Beschriftung" svg:width="1.999cm" svg:height="0.299cm" draw:transform="rotate (-3.14159265358979) translate (9cm 8.5cm)" svg:viewBox="0 0 2000 300" svg:d="M0 300c1400 0 2000-300 2000-300">
          <text:p/>
        </draw:path>
        <draw:path draw:style-name="gr9" draw:text-style-name="P8" draw:layer="Beschriftung" svg:width="1.496cm" svg:height="0.314cm" draw:transform="rotate (-2.73667626712711) translate (9cm 8.7cm)" svg:viewBox="0 0 1497 315" svg:d="M0 0c762 0 1497 315 1497 315">
          <text:p/>
        </draw:path>
        <draw:path draw:style-name="gr9" draw:text-style-name="P8" draw:layer="Beschriftung" svg:width="2.852cm" svg:height="1.144cm" draw:transform="rotate (-2.62253173404668) translate (10.0453096501275cm 8.57930757188931cm)" svg:viewBox="0 0 2853 1145" svg:d="M0 91c1005-347 2444 360 2853 1054">
          <text:p/>
        </draw:path>
        <draw:frame draw:style-name="gr5" draw:text-style-name="P7" draw:layer="Beschriftung" svg:width="2.001cm" svg:height="0.569cm" draw:transform="rotate (1.5707963267949) translate (2.1cm 6.6cm)">
          <draw:text-box>
            <text:p><text:span text:style-name="T1">Su</text:span><text:span text:style-name="T1">m</text:span><text:span text:style-name="T1">m</text:span><text:span text:style-name="T1">er </text:span><text:span text:style-name="T1">3V</text:span></text:p>
          </draw:text-box>
        </draw:frame>
        <draw:frame draw:style-name="gr5" draw:text-style-name="P7" draw:layer="Beschriftung" svg:width="1.653cm" svg:height="0.569cm" draw:transform="rotate (1.5707963267949) translate (1.131cm 7.5cm)">
          <draw:text-box>
            <text:p><text:span text:style-name="T1">Motor </text:span><text:span text:style-name="T1">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upfer"/>
      <draw:layer draw:name="Beschrift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25:15.631836560</meta:creation-date>
    <dc:date>2017-08-21T23:14:24.352013401</dc:date>
    <meta:editing-duration>PT29M14S</meta:editing-duration>
    <meta:editing-cycles>6</meta:editing-cycles>
    <meta:generator>LibreOffice/5.1.6.2$Linux_X86_64 LibreOffice_project/10m0$Build-2</meta:generator>
    <meta:document-statistic meta:object-count="306"/>
  </office:meta>
</office:document-meta>
</file>